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sub>
        <mi>M</mi>
        <mi>p</mi>
      </msub>
      <mo stretchy="false">=</mo>
      <mfrac>
        <mrow>
          <mi>N</mi>
          <mo stretchy="false">∗</mo>
          <mi>T</mi>
        </mrow>
        <mrow>
          <mn>60</mn>
          <mo stretchy="false">∗</mo>
          <msub>
            <mi>F</mi>
            <mi>d</mi>
          </msub>
          <mo stretchy="false">∗</mo>
          <msub>
            <mi mathvariant="italic">coef</mi>
            <mi>n</mi>
          </msub>
        </mrow>
      </mfrac>
    </mrow>
    <annotation encoding="StarMath 5.0"> M_p = {N * T} over {60 * F_d * coef_n} 
 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6T19:15:10.340000000</meta:creation-date>
    <dc:date>2019-09-26T19:22:10.298000000</dc:date>
    <meta:editing-duration>PT4M23S</meta:editing-duration>
    <meta:editing-cycles>2</meta:editing-cycles>
    <meta:generator>LibreOffice/6.3.1.2$Windows_x86 LibreOffice_project/b79626edf0065ac373bd1df5c28bd630b4424273</meta:generator>
  </office:meta>
</office:document-meta>
</file>